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8eb" officeooo:paragraph-rsid="001e88eb"/>
    </style:style>
    <style:style style:name="P2" style:family="paragraph" style:parent-style-name="Standard">
      <style:text-properties officeooo:rsid="001e88eb" officeooo:paragraph-rsid="002b0903"/>
    </style:style>
    <style:style style:name="P3" style:family="paragraph" style:parent-style-name="Standard">
      <style:text-properties officeooo:rsid="00255a40" officeooo:paragraph-rsid="00255a40"/>
    </style:style>
    <style:style style:name="P4" style:family="paragraph" style:parent-style-name="Standard">
      <style:text-properties officeooo:rsid="0027e723" officeooo:paragraph-rsid="0027e723"/>
    </style:style>
    <style:style style:name="P5" style:family="paragraph" style:parent-style-name="Standard">
      <style:text-properties officeooo:rsid="0022ef2d" officeooo:paragraph-rsid="0022ef2d"/>
    </style:style>
    <style:style style:name="P6" style:family="paragraph" style:parent-style-name="Standard">
      <style:text-properties officeooo:rsid="0022ef2d" officeooo:paragraph-rsid="001e88eb"/>
    </style:style>
    <style:style style:name="P7" style:family="paragraph" style:parent-style-name="Standard">
      <style:text-properties officeooo:rsid="0022ef2d" officeooo:paragraph-rsid="002b0903"/>
    </style:style>
    <style:style style:name="P8" style:family="paragraph" style:parent-style-name="Standard">
      <style:text-properties fo:font-weight="bold" officeooo:rsid="002af079" officeooo:paragraph-rsid="002af079" style:font-weight-asian="bold" style:font-weight-complex="bold"/>
    </style:style>
    <style:style style:name="P9" style:family="paragraph" style:parent-style-name="Standard">
      <style:text-properties fo:font-weight="bold" officeooo:rsid="002b0903" officeooo:paragraph-rsid="002b0903" style:font-weight-asian="bold" style:font-weight-complex="bold"/>
    </style:style>
    <style:style style:name="P10" style:family="paragraph" style:parent-style-name="Standard">
      <style:text-properties fo:font-weight="bold" officeooo:rsid="001f56c3" officeooo:paragraph-rsid="002b0903" style:font-weight-asian="bold" style:font-weight-complex="bold"/>
    </style:style>
    <style:style style:name="P11" style:family="paragraph" style:parent-style-name="Standard">
      <style:text-properties fo:font-weight="bold" officeooo:rsid="0020b125" officeooo:paragraph-rsid="002b0903" style:font-weight-asian="bold" style:font-weight-complex="bold"/>
    </style:style>
    <style:style style:name="P12" style:family="paragraph" style:parent-style-name="Standard">
      <style:text-properties fo:font-weight="bold" officeooo:rsid="002c0504" officeooo:paragraph-rsid="002c0504" style:font-weight-asian="bold" style:font-weight-complex="bold"/>
    </style:style>
    <style:style style:name="P13" style:family="paragraph" style:parent-style-name="Standard">
      <style:text-properties fo:font-weight="bold" officeooo:rsid="001e88eb" officeooo:paragraph-rsid="002b0903" style:font-weight-asian="bold" style:font-weight-complex="bold"/>
    </style:style>
    <style:style style:name="P14" style:family="paragraph" style:parent-style-name="Standard">
      <style:text-properties fo:font-weight="bold" officeooo:rsid="0031108d" officeooo:paragraph-rsid="0031108d" style:font-weight-asian="bold" style:font-weight-complex="bold"/>
    </style:style>
    <style:style style:name="P15" style:family="paragraph" style:parent-style-name="Standard">
      <style:text-properties fo:font-weight="bold" officeooo:rsid="0032425a" officeooo:paragraph-rsid="0032425a" style:font-weight-asian="bold" style:font-weight-complex="bold"/>
    </style:style>
    <style:style style:name="P16" style:family="paragraph" style:parent-style-name="Standard">
      <style:text-properties fo:font-weight="bold" officeooo:rsid="0032927a" officeooo:paragraph-rsid="0032927a" style:font-weight-asian="bold" style:font-weight-complex="bold"/>
    </style:style>
    <style:style style:name="P17" style:family="paragraph" style:parent-style-name="Standard">
      <style:text-properties fo:font-weight="bold" officeooo:rsid="00343964" officeooo:paragraph-rsid="00343964" style:font-weight-asian="bold" style:font-weight-complex="bold"/>
    </style:style>
    <style:style style:name="P18" style:family="paragraph" style:parent-style-name="Standard">
      <style:text-properties fo:font-weight="normal" officeooo:rsid="002b0903" officeooo:paragraph-rsid="002b0903" style:font-weight-asian="normal" style:font-weight-complex="normal"/>
    </style:style>
    <style:style style:name="P19" style:family="paragraph" style:parent-style-name="Standard">
      <style:text-properties fo:font-weight="normal" officeooo:rsid="0022ef2d" officeooo:paragraph-rsid="002b0903" style:font-weight-asian="normal" style:font-weight-complex="normal"/>
    </style:style>
    <style:style style:name="P20" style:family="paragraph" style:parent-style-name="Standard">
      <style:text-properties fo:font-weight="normal" officeooo:rsid="002c0504" officeooo:paragraph-rsid="002c0504" style:font-weight-asian="normal" style:font-weight-complex="normal"/>
    </style:style>
    <style:style style:name="P21" style:family="paragraph" style:parent-style-name="Standard">
      <style:text-properties fo:font-weight="normal" officeooo:rsid="0031108d" officeooo:paragraph-rsid="0031108d" style:font-weight-asian="normal" style:font-weight-complex="normal"/>
    </style:style>
    <style:style style:name="P22" style:family="paragraph" style:parent-style-name="Standard">
      <style:text-properties fo:font-weight="normal" officeooo:rsid="0032425a" officeooo:paragraph-rsid="0032425a" style:font-weight-asian="normal" style:font-weight-complex="normal"/>
    </style:style>
    <style:style style:name="P23" style:family="paragraph" style:parent-style-name="Standard">
      <style:text-properties fo:font-weight="normal" officeooo:rsid="0036143c" officeooo:paragraph-rsid="0036143c" style:font-weight-asian="normal" style:font-weight-complex="normal"/>
    </style:style>
    <style:style style:name="P24" style:family="paragraph" style:parent-style-name="Standard">
      <style:text-properties fo:font-weight="normal" officeooo:rsid="003a665e" officeooo:paragraph-rsid="003a665e" style:font-weight-asian="normal" style:font-weight-complex="normal"/>
    </style:style>
    <style:style style:name="P25" style:family="paragraph" style:parent-style-name="Standard">
      <style:text-properties fo:font-style="italic" style:text-underline-style="solid" style:text-underline-width="auto" style:text-underline-color="font-color" officeooo:rsid="001e88eb" officeooo:paragraph-rsid="002b0903" style:font-style-asian="italic" style:font-style-complex="italic"/>
    </style:style>
    <style:style style:name="P26" style:family="paragraph" style:parent-style-name="Standard">
      <style:text-properties fo:font-style="italic" fo:font-weight="normal" officeooo:rsid="0022ef2d" officeooo:paragraph-rsid="002b0903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2c0504" officeooo:paragraph-rsid="002c050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officeooo:rsid="001f56c3" officeooo:paragraph-rsid="002b0903"/>
    </style:style>
    <style:style style:name="P29" style:family="paragraph" style:parent-style-name="Standard">
      <style:text-properties officeooo:rsid="0020b125" officeooo:paragraph-rsid="002b0903"/>
    </style:style>
    <style:style style:name="P30" style:family="paragraph" style:parent-style-name="Standard">
      <style:text-properties officeooo:rsid="002280a5" officeooo:paragraph-rsid="002b0903"/>
    </style:style>
    <style:style style:name="P31" style:family="paragraph" style:parent-style-name="Standard">
      <style:text-properties fo:font-style="normal" fo:font-weight="normal" officeooo:rsid="002c0504" officeooo:paragraph-rsid="002c050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43964" officeooo:paragraph-rsid="0034396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6143c" officeooo:paragraph-rsid="0036143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bold" officeooo:rsid="0036143c" officeooo:paragraph-rsid="0036143c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break-before="page"/>
      <style:text-properties fo:font-style="normal" fo:font-weight="normal" officeooo:rsid="002c0504" officeooo:paragraph-rsid="002c050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break-before="page"/>
      <style:text-properties fo:font-weight="bold" officeooo:rsid="00255a40" officeooo:paragraph-rsid="00255a40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36143c" officeooo:paragraph-rsid="0036143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eb1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09eb1"/>
    </style:style>
    <style:style style:name="T6" style:family="text">
      <style:text-properties officeooo:rsid="0026554e"/>
    </style:style>
    <style:style style:name="T7" style:family="text">
      <style:text-properties officeooo:rsid="00291ee7"/>
    </style:style>
    <style:style style:name="T8" style:family="text">
      <style:text-properties officeooo:rsid="002b0903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02da1a7"/>
    </style:style>
    <style:style style:name="T11" style:family="text">
      <style:text-properties officeooo:rsid="002f45b4"/>
    </style:style>
    <style:style style:name="T12" style:family="text">
      <style:text-properties officeooo:rsid="0032425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2425a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3964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ias para desarrollo con odoo</text:p>
      <text:p text:style-name="P6"/>
      <text:p text:style-name="P10">INSTALAR pgadmin 3</text:p>
      <text:p text:style-name="P28">sudo apt-get install pgadmin3</text:p>
      <text:p text:style-name="P28"/>
      <text:p text:style-name="P10">CREACIÓN DE USUARIO EN postgres</text:p>
      <text:p text:style-name="P28">sudo su postgres</text:p>
      <text:p text:style-name="P28">createuser --no-createrole --createdb --pwprompt <text:span text:style-name="T2">mismo</text:span><text:span text:style-name="T5">_</text:span><text:span text:style-name="T3">nombre_usuario_linux</text:span></text:p>
      <text:p text:style-name="P5"/>
      <text:p text:style-name="P9">INSTALAR git</text:p>
      <text:p text:style-name="P18">sudo apt-get install git</text:p>
      <text:p text:style-name="P8"/>
      <text:p text:style-name="P8">INSTALAR <text:span text:style-name="T8">pip</text:span></text:p>
      <text:p text:style-name="P18">sudo apt-get install pip</text:p>
      <text:p text:style-name="P18"/>
      <text:p text:style-name="P9">INSTALAR virtualenvwrapper</text:p>
      <text:p text:style-name="P18">sudo pip install virtualenvwrapper</text:p>
      <text:p text:style-name="P18">- Activar virtualenvwrapper:</text:p>
      <text:p text:style-name="P18">source /usr/local/bin/virtualenvwrapper.sh</text:p>
      <text:p text:style-name="P18"/>
      <text:p text:style-name="P9">CREAR entorno de desarrollo <text:span text:style-name="T10">(refactory</text:span></text:p>
      <text:p text:style-name="P18">mkvirtualenv <text:span text:style-name="T1">NombreEntornoDesarrollo</text:span></text:p>
      <text:p text:style-name="P18"/>
      <text:p text:style-name="P9">ACTIVAR entorno de desarrollo</text:p>
      <text:p text:style-name="P18">workon <text:span text:style-name="T1">NombreEntornoDesarrollo</text:span></text:p>
      <text:p text:style-name="P18"/>
      <text:p text:style-name="P12">LIBRERÍAS BASE &amp; HEADERS para compilación</text:p>
      <text:p text:style-name="P20">Existen librerías básica a instalarse como postgresl, libxml, libxslt, libpq-dev que se deben instalar usando el manejador de paquetes, el ejemplo para ubuntu:</text:p>
      <text:p text:style-name="P20"/>
      <text:p text:style-name="P20">sudo apt-get install postgresql libpq-dev libjpeg62-dev libpng++-dev python-dev libxml2-dev libxslt1-dev</text:p>
      <text:p text:style-name="P20"/>
      <text:p text:style-name="P12">INSTALACIÓN de LIBRERÍAS Python</text:p>
      <text:p text:style-name="P20">pip install -r https://gist.githubusercontent.com/ovnicraft/11149797/raw/5cc0514d3723d19af1aa8c2e8c194c2cef4942ab/odoo_requirements.txt</text:p>
      <text:p text:style-name="P20"/>
      <text:p text:style-name="P12">CLONE odoo en nuestro computador:</text:p>
      <text:p text:style-name="P20">git clone https://github.com/odoo/odoo.git</text:p>
      <text:p text:style-name="P20">cd odoo</text:p>
      <text:p text:style-name="P20">git checkout 7.0</text:p>
      <text:p text:style-name="P20">./openerp-server –addons-path=addons</text:p>
      <text:p text:style-name="P20"/>
      <text:p text:style-name="P27"><text:span text:style-name="T9">Referencia: </text:span><text:a xlink:type="simple" xlink:href="https://github.com/odoo-ecuador/odoo-ecuador/wiki/Ambiente-de-Desarrollo"><text:span text:style-name="T9">https://github.com/odoo-ecuador/odoo-ecuador/wiki/Ambiente-de-Desarrollo</text:span></text:a></text:p>
      <text:p text:style-name="P27"/>
      <text:p text:style-name="P31"/>
      <text:p text:style-name="P35"/>
      <text:p text:style-name="P36">EJECUTAR OpenERP</text:p>
      <text:p text:style-name="P3">python openerp-server -c install/openerp-server.conf</text:p>
      <text:p text:style-name="P3"/>
      <text:p text:style-name="P13">DEPENDENCIAS</text:p>
      <text:p text:style-name="P2"/>
      <text:p text:style-name="P25">Update apt source list</text:p>
      <text:p text:style-name="P2">sudo apt-get update</text:p>
      <text:p text:style-name="P2"/>
      <text:p text:style-name="P25">Download and install updates</text:p>
      <text:p text:style-name="P2">sudo apt-get upgrade</text:p>
      <text:p text:style-name="P2"/>
      <text:p text:style-name="P25">Install required packages for openerp<text:span text:style-name="T11">ls</text:span></text:p>
      <text:p text:style-name="P2">sudo apt-get install graphviz ghostscript postgresql-client \</text:p>
      <text:p text:style-name="P2">python-dateutil python-feedparser python-matplotlib \</text:p>
      <text:p text:style-name="P2">python-ldap python-libxslt1 python-lxml python-mako \</text:p>
      <text:p text:style-name="P2">python-openid python-psycopg2 python-pybabel python-pychart \</text:p>
      <text:p text:style-name="P2">python-pydot python-pyparsing python-reportlab python-simplejson \</text:p>
      <text:p text:style-name="P2">python-tz python-vatnumber python-vobject python-webdav \</text:p>
      <text:p text:style-name="P2">python-werkzeug python-xlwt python-yaml python-imaging</text:p>
      <text:p text:style-name="P2"/>
      <text:p text:style-name="P25">Install some other packages that we will probably need in future</text:p>
      <text:p text:style-name="P2">sudo apt-get install gcc python-dev mc bzr python-setuptools python-babel \</text:p>
      <text:p text:style-name="P2">python-feedparser python-reportlab-accel python-zsi python-openssl \</text:p>
      <text:p text:style-name="P2">python-egenix-mxdatetime python-jinja2 python-unittest2 python-mock \</text:p>
      <text:p text:style-name="P2">python-docutils lptools make python-psutil python-paramiko poppler-utils \</text:p>
      <text:p text:style-name="P2">python-pdftools antiword postgresql</text:p>
      <text:p text:style-name="P2"/>
      <text:p text:style-name="P2"><text:span text:style-name="T3">Referencia web:</text:span> <text:a xlink:type="simple" xlink:href="https://www.odoo.com/forum/Help-1/question/How-to-install-OpenERP-V70-on-Ubuntu-1204-from-sources-2562">https://www.odoo.com/forum/Help-1/question/How-to-install-OpenERP-V70-on-Ubuntu-1204-from-sources-2562</text:a></text:p>
      <text:p text:style-name="P2"/>
      <text:p text:style-name="P11">INSTALAR IDE ECLIPSE</text:p>
      <text:p text:style-name="P26">Instalar JAVA</text:p>
      <text:p text:style-name="P19"><text:tab/>sudo add-apt-repository ppa:webupd8team/java</text:p>
      <text:p text:style-name="P19"><text:tab/>sudo apt-get update</text:p>
      <text:p text:style-name="P19"><text:tab/>sudo apt-get install oracle-java7-installer</text:p>
      <text:p text:style-name="P19"/>
      <text:p text:style-name="P19">Descargar Eclipse</text:p>
      <text:p text:style-name="P19">32x: <text:a xlink:type="simple" xlink:href="http://www.eclipse.org/downloads/download.php?file=/technology/epp/downloads/release/kepler/SR2/eclipse-standard-kepler-SR2-linux-gtk.tar.gz">http://www.eclipse.org/downloads/download.php?file=/technology/epp/downloads/release/kepler/SR2/eclipse-standard-kepler-SR2-linux-gtk.tar.gz</text:a></text:p>
      <text:p text:style-name="P19"/>
      <text:p text:style-name="P19">64x: <text:a xlink:type="simple" xlink:href="http://www.eclipse.org/downloads/download.php?file=/technology/epp/downloads/release/kepler/SR2/eclipse-standard-kepler-SR2-linux-gtk-x86_64.tar.gz">http://www.eclipse.org/downloads/download.php?file=/technology/epp/downloads/release/kepler/SR2/eclipse-standard-kepler-SR2-linux-gtk-x86_64.tar.gz</text:a></text:p>
      <text:p text:style-name="P29"/>
      <text:p text:style-name="P7">Descomprimir en /opt</text:p>
      <text:p text:style-name="P29"/>
      <text:p text:style-name="P30">Instalar plugins de eclipse:</text:p>
      <text:p text:style-name="P30"><text:tab/>Help&gt;Add new software&gt;add</text:p>
      <text:p text:style-name="P7"><text:tab/><text:tab/>PyDev - <text:a xlink:type="simple" xlink:href="http://pydev.org/updates">http://pydev.org/updates</text:a></text:p>
      <text:p text:style-name="P7"><text:tab/><text:tab/>Subclipse Tigris - <text:a xlink:type="simple" xlink:href="http://subclipse.tigris.org/update_1.10.x">http://subclipse.tigris.org/update_1.10.x</text:a></text:p>
      <text:p text:style-name="P7"><text:tab/><text:tab/>Web Tools Eclipse - <text:a xlink:type="simple" xlink:href="http://download.eclipse.org/webtools/repository/kepler">http://download.eclipse.org/webtools/repository/kepler</text:a></text:p>
      <text:p text:style-name="P7"><text:tab/><text:tab/><text:span text:style-name="T6">jquery - <text:s/></text:span><text:a xlink:type="simple" xlink:href="https://svn.codespot.com/a/eclipselabs.org/jsdt-jquery/updatesite"><text:span text:style-name="T6">https://svn.codespot.com/a/eclipselabs.org/jsdt-jquery/updatesite</text:span></text:a></text:p>
      <text:p text:style-name="P4"><text:soft-page-break/>Como documentar el codigo</text:p>
      <text:p text:style-name="P4">Como declarar variables y funciones en el proyecto</text:p>
      <text:p text:style-name="P4">Organizar virtualenv <text:span text:style-name="T7">y git</text:span></text:p>
      <text:p text:style-name="P4">Cuentas GitHub</text:p>
      <text:p text:style-name="P4">Hacer fork de odoo</text:p>
      <text:p text:style-name="P4"/>
      <text:p text:style-name="P37">Leer <text:s/>PEP 8: <text:s/><text:span text:style-name="T13">http://legacy.python.org/dev/peps/pep-0008/</text:span></text:p>
      <text:p text:style-name="P14"/>
      <text:p text:style-name="P14">Nombres de paquetes y módulos.</text:p>
      <text:p text:style-name="P21">Los módulos deben tener nombres cortos y todo en minúsculas. <text:span text:style-name="T12">Underscores</text:span> pueden usar<text:span text:style-name="T12">se</text:span> para mejorar la legibilidad.</text:p>
      <text:p text:style-name="P21"/>
      <text:p text:style-name="P15">Nombre de Clases.</text:p>
      <text:p text:style-name="P22">Para los nombres de las clases se debe usar la normalización CapWords.</text:p>
      <text:p text:style-name="P22"/>
      <text:p text:style-name="P15">Nombre de Funciones.</text:p>
      <text:p text:style-name="P22">Los nombres deben estar en minúsculas con palabras separadas por underscores si es necesario</text:p>
      <text:p text:style-name="P22"/>
      <text:p text:style-name="P16">Argumentos de funciones y metodos.</text:p>
      <text:p text:style-name="P16"><text:span text:style-name="T13">Siempre usar </text:span><text:span text:style-name="T4">self</text:span><text:span text:style-name="T16"> para el primer argumento </text:span><text:span text:style-name="T17">de los métodos instanciados</text:span></text:p>
      <text:p text:style-name="P32">Usar cls como para el primer argumento de los métodos de una clase </text:p>
      <text:p text:style-name="P17"/>
      <text:p text:style-name="P34">Nombres de métodos y variables.</text:p>
      <text:p text:style-name="P23"><text:span text:style-name="T14">Se deberán usar las mismas reglas de las funciones: </text:span><text:span text:style-name="T15">nombres en minúsculas con palabras separadas por underscores si es necesario.</text:span></text:p>
      <text:p text:style-name="P23">Usar doble underscor para metodos privados unicamente</text:p>
      <text:p text:style-name="P23"/>
      <text:p text:style-name="P34">Nombre de Constantes.</text:p>
      <text:p text:style-name="P33">Son declaradas a nivel de un módulo y su nombre debe ser escrito en MAYUSCULAS</text:p>
      <text:p text:style-name="P33"/>
      <text:p text:style-name="P22"/>
      <text:p text:style-name="P23">Referencias de PEP 8: <text:a xlink:type="simple" xlink:href="http://legacy.python.org/dev/peps/pep-0008/#package-and-module-names">http://legacy.python.org/dev/peps/pep-0008/#package-and-module-names</text:a></text:p>
      <text:p text:style-name="P23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4:59:08.426493867</meta:creation-date>
    <dc:date>2014-06-30T17:07:27.626421252</dc:date>
    <meta:editing-duration>PT13H47M7S</meta:editing-duration>
    <meta:editing-cycles>15</meta:editing-cycles>
    <meta:generator>LibreOffice/4.2.4.2$Linux_X86_64 LibreOffice_project/420m0$Build-2</meta:generator>
    <dc:creator>Xavier Pacheco</dc:creator>
    <meta:document-statistic meta:table-count="0" meta:image-count="0" meta:object-count="0" meta:page-count="5" meta:paragraph-count="87" meta:word-count="443" meta:character-count="4231" meta:non-whitespace-character-count="3862"/>
  </office:meta>
</office:document-meta>
</file>